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list-style-name="WWNum2">
      <style:paragraph-properties style:writing-mode="lr-tb"/>
    </style:style>
    <style:style style:name="P2" style:family="paragraph" style:list-style-name="WWNum3">
      <style:paragraph-properties style:writing-mode="lr-tb"/>
    </style:style>
    <style:style style:name="P3" style:family="paragraph"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text-properties fo:language="ru" fo:country="BY"/>
    </style:style>
    <style:style style:name="P6" style:family="paragraph">
      <style:text-properties fo:language="ru" fo:country="BY" style:language-asian="ru" style:country-asian="BY"/>
    </style:style>
    <style:style style:name="P7" style:family="paragraph" style:list-style-name="WWNum1">
      <style:paragraph-properties style:writing-mode="lr-tb"/>
      <style:text-properties fo:language="ru" fo:country="BY" style:language-asian="ru" style:country-asian="BY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374151" loext:opacity="100%" style:font-name="Segoe UI" style:font-name-complex="Segoe UI1"/>
    </style:style>
    <style:style style:name="T4" style:family="text">
      <style:text-properties fo:color="#374151" loext:opacity="100%" style:font-name="Segoe UI" fo:font-size="12pt" fo:language="ru" fo:country="BY" style:font-name-asian="Times New Roman1" style:font-size-asian="12pt" style:language-asian="ru" style:country-asian="BY" style:font-name-complex="Segoe UI1" style:font-size-complex="12pt"/>
    </style:style>
    <style:style style:name="T5" style:family="text">
      <style:text-properties fo:language="ru" fo:country="BY" style:language-asian="ru" style:country-asian="BY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Апология Сократа</text:span><text:span text:style-name="T2">:</text:span></text:p>
      <text:p text:style-name="Standard">1.</text:p>
      <text:p text:style-name="Normal_20__28_Web_29_">Одна из известных историй о Сократе связана с тем, как он пошел к Дельфийскому оракулу и спросил, есть ли на земле человек, который мудрее всех остальных. Оракул в ответ сказал, что нет ни одного человека мудрее Сократа.</text:p>
      <text:p text:style-name="Normal_20__28_Web_29_">Несмотря на то, что Сократ не считал себя мудрецом, а наоборот, говорил, что знает очень мало, его мудрость заключалась в том, что он был осознанным своей невежественности. Он понимал, что не знает многого, что другие люди считают самоочевидным, и не притворялся, будто знает ответы на все вопросы. Вместо этого он задавал вопросы и пытался добраться до истины, используя свой разум и логику.</text:p>
      <text:p text:style-name="Normal_20__28_Web_29_">Таким образом, можно предположить, что оракул назвал Сократа мудрейшим из людей, потому что он был более осознанным своей невежественности и более честным в своих ответах, чем другие люди. Он не притворялся, будто знает все, а искренне признавал свою невежественность и стремился к истине через диалог и дискуссию.</text:p>
      <text:p text:style-name="Standard">2.</text:p>
      <text:p text:style-name="Normal_20__28_Web_29_">Сократ был известен своим методом диалога, который он использовал, чтобы помочь своим оппонентам добраться до истины. Вместо того чтобы давать ответы на вопросы, Сократ задавал серию вопросов, чтобы вызвать у оппонента логические противоречия и ошибки в его рассуждениях.</text:p>
      <text:p text:style-name="Normal_20__28_Web_29_">Этот метод был известен как "эллинская метода", или метод иронии и майевтики. Ирония заключалась в том, что Сократ прикидывался невеждой и задавал много вопросов, чтобы выяснить, что оппонент действительно знает. Затем он использовал майевтику, или искусство акушера, чтобы помочь оппоненту добраться до истины путем выведения из него правильных ответов на вопросы.</text:p>
      <text:p text:style-name="Normal_20__28_Web_29_">Сократ также использовал примеры и аналогии, чтобы помочь оппонентам понять свои ошибки в рассуждениях. Он не только задавал вопросы, но и слушал ответы оппонента внимательно, чтобы понимать его точку зрения и понимать, каким образом он может помочь ему добраться до истины.</text:p>
      <text:p text:style-name="Normal_20__28_Web_29_">Сократ не стремился победить в споре или доказать свою точку зрения. Вместо этого он стремился к поиску истины и развитию мышления своих оппонентов. Его метод диалога стал основой западной философии и стал называться "сократическим методом".</text:p>
      <text:p text:style-name="Standard">3.</text:p>
      <text:p text:style-name="Normal_20__28_Web_29_">Сократ считал своим призванием философию и поиски истины. Он считал, что его главная задача - помочь людям осознать свою невежественность и помочь им добраться до истины через диалог и дискуссию. В своих беседах Сократ пытался показать своим собеседникам, что их убеждения и знания были недостаточными, и что существуют другие точки зрения и другие способы понимания мира.</text:p>
      <text:p text:style-name="Normal_20__28_Web_29_">Сократ также считал, что его роль - помочь людям стать лучше и более справедливыми. Он считал, что зло происходит из невежества, и что если люди осознают свою невежественность и станут более разумными и мудрыми, то они будут жить более счастливо и справедливо.</text:p>
      <text:p text:style-name="Normal_20__28_Web_29_"><text:soft-page-break/>Таким образом, Сократ считал, что его призвание - помочь людям осознать свою невежественность, добраться до истины и стать лучше и более справедливыми людьми.</text:p>
      <text:p text:style-name="Standard">4.</text:p>
      <text:p text:style-name="Normal_20__28_Web_29_">Сократ принял несправедливое решение суда и не боялся смерти, потому что он был убежден в своих идеалах и принципах, которые он придерживался на протяжении всей своей жизни. Для него было важно сохранить свою честность и достоинство, даже если это приведет к его смерти.</text:p>
      <text:p text:style-name="Normal_20__28_Web_29_">Сократ считал, что он должен подчиняться законам и ордерам города, даже если он не согласен с ними. Он не считал, что ему следует бежать из тюрьмы или просить милости у судей, потому что это было бы нарушением закона и его собственных принципов. Сократ считал, что его жизнь была посвящена поиску истины и общественной пользе, и он готов был принести жертву за свои идеалы.</text:p>
      <text:p text:style-name="Normal_20__28_Web_29_">Кроме того, Сократ верил в бессмертие души и считал, что смерть не является концом, а лишь переходом в другое состояние. Он не боялся смерти, потому что он считал, что душа продолжает существовать после смерти и что его смерть может быть более выгодной для него, чем жизнь в обществе, которое не признает его идеалов и принципов.</text:p>
      <text:p text:style-name="Normal_20__28_Web_29_">Таким образом, Сократ принял несправедливое решение суда и не боялся смерти, потому что он верил в свои идеалы и принципы, которые стояли выше его собственной жизни.</text:p>
      <text:p text:style-name="Standard"/>
      <text:p text:style-name="Standard"><text:span text:style-name="T1">Лунь Юй</text:span><text:span text:style-name="T2">:</text:span></text:p>
      <text:p text:style-name="Standard">1.</text:p>
      <text:p text:style-name="Standard">Лунь Юй - это понятие из древнекитайской философии, которое обозначает идеал благородного человека, достойного уважения и доверия. В концепции Лунь Юй качества благородного мужа считаются фундаментальными для гармоничного общества и человеческой жизни.</text:p>
      <text:p text:style-name="Standard">Согласно концепции Лунь Юй, благородный муж должен обладать следующими качествами:</text:p>
      <text:list text:style-name="WWNum1">
        <text:list-item>
          <text:p text:style-name="Standard">Разумность: благородный муж должен обладать разумом и способностью к рациональному мышлению. Он должен быть способен оценивать обстоятельства и принимать обоснованные решения.</text:p>
        </text:list-item>
        <text:list-item>
          <text:p text:style-name="Standard">Честность: благородный муж должен быть честным и правдивым. Он не должен обманывать других людей и должен следовать высоким моральным стандартам.</text:p>
        </text:list-item>
        <text:list-item>
          <text:p text:style-name="Standard">Уважение: благородный муж должен уважать других людей, их мнения и права. Он должен быть готов к принятию различных культурных и этических различий, а также уметь общаться с людьми из разных социальных групп.</text:p>
        </text:list-item>
        <text:list-item>
          <text:p text:style-name="Standard">Доброта: благородный муж должен быть добрым и сострадательным. Он должен быть готов помогать другим людям, даже если это требует от него жертв.</text:p>
        </text:list-item>
        <text:list-item>
          <text:p text:style-name="Standard">Смирение: благородный муж должен быть скромным и не стремиться к высокому статусу и богатству. Он должен ценить скромные достижения и не выделяться из толпы.</text:p>
        </text:list-item>
      </text:list>
      <text:p text:style-name="Standard">В целом, концепция Лунь Юй нацелена на высокие стандарты морали и этики, и благородный муж считается тем, кто соблюдает эти стандарты в своей жизни и общении с другими людьми.</text:p>
      <text:p text:style-name="Standard"/>
      <text:p text:style-name="Standard"><text:soft-page-break/></text:p>
      <text:p text:style-name="Standard"/>
      <text:p text:style-name="Normal_20__28_Web_29_"><text:span text:style-name="T1">2.</text:span> «Человеколюбие» - это важное понятие в концепции Лунь Юй древнекитайской философии, которое означает любовь и уважение к другим людям. Человеколюбие является одним из основных качеств благородного мужа и считается необходимым для достижения гармонии в обществе.</text:p>
      <text:p text:style-name="Normal_20__28_Web_29_">Проявление человеколюбия может быть различным и зависит от конкретной ситуации. В общем, человеколюбие проявляется через следующие действия:</text:p>
      <text:list xml:id="list546170492" text:style-name="WWNum2">
        <text:list-item>
          <text:p text:style-name="Normal_20__28_Web_29_">Уважительное общение: благородный муж должен общаться с людьми уважительно и вежливо. Он должен быть готов выслушать мнение других и постараться понять их точку зрения.</text:p>
        </text:list-item>
        <text:list-item>
          <text:p text:style-name="Normal_20__28_Web_29_">Помощь: благородный муж должен быть готов помочь другим людям, когда они нуждаются в помощи. Он должен быть готов пожертвовать своим временем и ресурсами, чтобы помочь кому-то в нужде.</text:p>
        </text:list-item>
        <text:list-item>
          <text:p text:style-name="Normal_20__28_Web_29_">Прощение: благородный муж должен быть готов прощать других людей, даже если они сделали что-то плохое. Он должен стремиться к разрешению конфликтов, а не к их усугублению.</text:p>
        </text:list-item>
        <text:list-item>
          <text:p text:style-name="Normal_20__28_Web_29_">Любовь и забота: благородный муж должен любить и заботиться о других людях. Он должен проявлять заботу о своих близких и друзьях, а также о других людях в обществе.</text:p>
        </text:list-item>
      </text:list>
      <text:p text:style-name="Normal_20__28_Web_29_">В целом, человеколюбие означает уважение, заботу и любовь к другим людям, а также стремление к улучшению их жизни. В концепции Лунь Юй это считается необходимым для достижения гармонии в обществе и личного благополучия.</text:p>
      <text:p text:style-name="Standard">3. </text:p>
      <text:p text:style-name="Standard">Для Лунь Юй ритуал имел особое значение как средство укрепления духовной связи между людьми и повышения качества жизни в обществе. В его философии ритуалы были связаны с традиционными обрядами и религиозными практиками, которые были неотъемлемой частью культуры и общества древнего Китая.</text:p>
      <text:p text:style-name="Standard"><text:span text:style-name="T5">Лунь Юй считал, что ритуалы помогают сохранять духовное единство общества и поддерживать устойчивость социальной системы. Ритуалы также помогают восстанавливать порядок и стабильность в обществе во время кризисных ситуаций и конфликтов.</text:span></text:p>
      <text:p text:style-name="Standard">Кроме того, для Лунь Юй ритуалы были средством воспитания человека и формирования его нравственных качеств. Ритуалы могли помочь человеку развить уважение к старшим и культуру общения, а также научиться справляться с эмоциями и контролировать свое поведение.</text:p>
      <text:p text:style-name="Standard">Для государства ритуалы имели важное значение как средство легитимизации власти и укрепления государственной идентичности. Ритуалы помогали утверждать государственные символы и традиции, а также поддерживать уважение к власти и социальной иерархии.</text:p>
      <text:p text:style-name="Standard">Таким образом, для Лунь Юй ритуалы имели глубокое значение как средство укрепления духовной связи между людьми и повышения качества жизни в обществе, а также как средство укрепления государственной идентичности и легитимизации власти.</text:p>
      <text:p text:style-name="Standard"><text:soft-page-break/></text:p>
      <text:p text:style-name="Standard">4. </text:p>
      <text:p text:style-name="Normal_20__28_Web_29_">Конфуций считал, что главной задачей императора является обеспечение благополучия и процветания народа, а также создание сильного и справедливого правительства. Он утверждал, что император должен быть мудрым и справедливым лидером, который будет служить народу и вести его к благополучию.</text:p>
      <text:p text:style-name="Normal_20__28_Web_29_">Для Конфуция идеальный император должен обладать следующими качествами:</text:p>
      <text:list xml:id="list1449229289" text:style-name="WWNum3">
        <text:list-item>
          <text:p text:style-name="Normal_20__28_Web_29_">Мудрость и образованность - император должен обладать знаниями о традициях и культуре своей страны, быть образованным и мудрым человеком.</text:p>
        </text:list-item>
        <text:list-item>
          <text:p text:style-name="Normal_20__28_Web_29_">Справедливость - император должен быть справедливым и не прибегать к притеснению своих подданных.</text:p>
        </text:list-item>
        <text:list-item>
          <text:p text:style-name="Normal_20__28_Web_29_">Щедрость - император должен проявлять щедрость к своим подданным, помогать нуждающимся и бедным.</text:p>
        </text:list-item>
        <text:list-item>
          <text:p text:style-name="Normal_20__28_Web_29_">Добродетель - император должен быть примером добродетели для своих подданных.</text:p>
        </text:list-item>
        <text:list-item>
          <text:p text:style-name="Normal_20__28_Web_29_">Умение править - император должен уметь правильно управлять государством и принимать мудрые решения.</text:p>
        </text:list-item>
      </text:list>
      <text:p text:style-name="Normal_20__28_Web_29_">Конфуций также считал, что император должен управлять своими подданными не только законами и правилами, но и своим примером и мудрыми наставлениями. Он утверждал, что император должен стать образцом для своих подданных и поддерживать культуру и образ жизни, которые будут способствовать их духовному и материальному развитию.</text:p>
      <text:p text:style-name="Normal_20__28_Web_29_">Таким образом, по мнению Конфуция, император должен быть мудрым и справедливым лидером, который будет управлять своей страной в интересах народа и обеспечивать ее процветание. Он должен обладать множеством добродетелей и уметь правильно управлять государством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BY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BY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BY" style:font-name-asian="Times New Roman1" style:font-family-asian="'Times New Roman'" style:font-family-generic-asian="system" style:font-pitch-asian="variable" style:font-size-asian="12pt" style:language-asian="ru" style:country-asian="BY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7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лья Сергиенко</meta:initial-creator>
    <meta:editing-cycles>4</meta:editing-cycles>
    <meta:creation-date>2023-02-26T13:29:00</meta:creation-date>
    <dc:date>2023-02-27T17:15:54.806469281</dc:date>
    <meta:editing-duration>PT1H27M40S</meta:editing-duration>
    <meta:generator>LibreOffice/7.4.5.1$Linux_X86_64 LibreOffice_project/40$Build-1</meta:generator>
    <meta:document-statistic meta:table-count="0" meta:image-count="0" meta:object-count="0" meta:page-count="4" meta:paragraph-count="52" meta:word-count="1388" meta:character-count="9435" meta:non-whitespace-character-count="8111"/>
    <meta:user-defined meta:name="AppVersion">16.0000</meta:user-defined>
    <meta:template xlink:type="simple" xlink:actuate="onRequest" xlink:title="Normal" xlink:href=""/>
  </office:meta>
</office:document-meta>
</file>